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0e5" officeooo:paragraph-rsid="001aa0e5"/>
    </style:style>
    <style:style style:name="P2" style:family="paragraph" style:parent-style-name="Standard">
      <style:text-properties officeooo:rsid="001aa0e5" officeooo:paragraph-rsid="001ed445"/>
    </style:style>
    <style:style style:name="P3" style:family="paragraph" style:parent-style-name="Standard">
      <style:text-properties officeooo:rsid="001aa0e5" officeooo:paragraph-rsid="00206fcf"/>
    </style:style>
    <style:style style:name="P4" style:family="paragraph" style:parent-style-name="Standard">
      <style:text-properties officeooo:rsid="001aa0e5" officeooo:paragraph-rsid="002d7787"/>
    </style:style>
    <style:style style:name="P5" style:family="paragraph" style:parent-style-name="Standard">
      <style:text-properties officeooo:rsid="001aa0e5" officeooo:paragraph-rsid="002e83e6"/>
    </style:style>
    <style:style style:name="P6" style:family="paragraph" style:parent-style-name="Standard">
      <style:text-properties officeooo:rsid="001aa0e5" officeooo:paragraph-rsid="002f30c3"/>
    </style:style>
    <style:style style:name="P7" style:family="paragraph" style:parent-style-name="Standard">
      <style:text-properties officeooo:rsid="001aa0e5" officeooo:paragraph-rsid="0034e94f"/>
    </style:style>
    <style:style style:name="P8" style:family="paragraph" style:parent-style-name="Standard">
      <style:text-properties style:text-underline-style="solid" style:text-underline-width="auto" style:text-underline-color="font-color" officeooo:rsid="00262e80" officeooo:paragraph-rsid="00262e80"/>
    </style:style>
    <style:style style:name="P9" style:family="paragraph" style:parent-style-name="Standard">
      <style:text-properties officeooo:rsid="00284437" officeooo:paragraph-rsid="00284437"/>
    </style:style>
    <style:style style:name="P10" style:family="paragraph" style:parent-style-name="Standard">
      <style:text-properties officeooo:rsid="00284437" officeooo:paragraph-rsid="0028d20a"/>
    </style:style>
    <style:style style:name="P11" style:family="paragraph" style:parent-style-name="Standard">
      <style:text-properties officeooo:rsid="00284437" officeooo:paragraph-rsid="002a04a5"/>
    </style:style>
    <style:style style:name="P12" style:family="paragraph" style:parent-style-name="Standard">
      <style:text-properties officeooo:rsid="00284437" officeooo:paragraph-rsid="002d7787"/>
    </style:style>
    <style:style style:name="P13" style:family="paragraph" style:parent-style-name="Standard">
      <style:text-properties officeooo:rsid="00284437" officeooo:paragraph-rsid="002e83e6"/>
    </style:style>
    <style:style style:name="P14" style:family="paragraph" style:parent-style-name="Standard">
      <style:text-properties officeooo:rsid="00284437" officeooo:paragraph-rsid="002f30c3"/>
    </style:style>
    <style:style style:name="P15" style:family="paragraph" style:parent-style-name="Standard">
      <style:text-properties officeooo:rsid="00284437" officeooo:paragraph-rsid="0034e94f"/>
    </style:style>
    <style:style style:name="P16" style:family="paragraph" style:parent-style-name="Standard">
      <style:text-properties officeooo:rsid="002a04a5" officeooo:paragraph-rsid="002a04a5"/>
    </style:style>
    <style:style style:name="P17" style:family="paragraph" style:parent-style-name="Standard">
      <style:paragraph-properties fo:break-before="page"/>
      <style:text-properties officeooo:rsid="001aa0e5" officeooo:paragraph-rsid="002f30c3"/>
    </style:style>
    <style:style style:name="P18" style:family="paragraph" style:parent-style-name="Standard">
      <style:text-properties officeooo:rsid="001aa0e5" officeooo:paragraph-rsid="0034e94f"/>
    </style:style>
    <style:style style:name="P19" style:family="paragraph" style:parent-style-name="Standard">
      <style:text-properties officeooo:rsid="001aa0e5" officeooo:paragraph-rsid="0037a065"/>
    </style:style>
    <style:style style:name="P20" style:family="paragraph" style:parent-style-name="Standard">
      <style:text-properties officeooo:rsid="00284437" officeooo:paragraph-rsid="0037a065"/>
    </style:style>
    <style:style style:name="T1" style:family="text">
      <style:text-properties officeooo:rsid="001aa0e5"/>
    </style:style>
    <style:style style:name="T2" style:family="text">
      <style:text-properties officeooo:rsid="001e553b"/>
    </style:style>
    <style:style style:name="T3" style:family="text">
      <style:text-properties officeooo:rsid="001ed445"/>
    </style:style>
    <style:style style:name="T4" style:family="text">
      <style:text-properties officeooo:rsid="00206fcf"/>
    </style:style>
    <style:style style:name="T5" style:family="text">
      <style:text-properties officeooo:rsid="00207d80"/>
    </style:style>
    <style:style style:name="T6" style:family="text">
      <style:text-properties officeooo:rsid="0022982c"/>
    </style:style>
    <style:style style:name="T7" style:family="text">
      <style:text-properties officeooo:rsid="0028d20a"/>
    </style:style>
    <style:style style:name="T8" style:family="text">
      <style:text-properties officeooo:rsid="002a04a5"/>
    </style:style>
    <style:style style:name="T9" style:family="text">
      <style:text-properties officeooo:rsid="002d7787"/>
    </style:style>
    <style:style style:name="T10" style:family="text">
      <style:text-properties officeooo:rsid="002e83e6"/>
    </style:style>
    <style:style style:name="T11" style:family="text">
      <style:text-properties officeooo:rsid="002f30c3"/>
    </style:style>
    <style:style style:name="T12" style:family="text">
      <style:text-properties officeooo:rsid="00301615"/>
    </style:style>
    <style:style style:name="T13" style:family="text">
      <style:text-properties officeooo:rsid="0033689f"/>
    </style:style>
    <style:style style:name="T14" style:family="text">
      <style:text-properties officeooo:rsid="0034e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tivity Log</text:p>
      <text:p text:style-name="P8"/>
      <text:p text:style-name="P3">Date – <text:span text:style-name="T4">Tuesday</text:span>, April 1<text:span text:style-name="T4">5</text:span></text:p>
      <text:p text:style-name="P10">Time – <text:span text:style-name="T5">11:00am-12:15pm</text:span></text:p>
      <text:p text:style-name="P9">Location – <text:span text:style-name="T7">In class</text:span></text:p>
      <text:p text:style-name="P3">Participants – Andrew, Kyle</text:p>
      <text:p text:style-name="P3">Actions – <text:span text:style-name="T6">Brainstormed ideas for a project. <text:s/>Decided to implement a game of Blackjack.</text:span></text:p>
      <text:p text:style-name="P2"/>
      <text:p text:style-name="P2">Date – <text:span text:style-name="T3">Thursday</text:span>, April 1<text:span text:style-name="T3">7</text:span></text:p>
      <text:p text:style-name="P11">Time – <text:span text:style-name="T3">10:00-11:00am </text:span></text:p>
      <text:p text:style-name="P10">Location – <text:span text:style-name="T7">Keller 234</text:span></text:p>
      <text:p text:style-name="P2">Participants – Andrew, Kyle</text:p>
      <text:p text:style-name="P2">Actions – <text:span text:style-name="T3">Discussed previous files that were written and how to put together a UML document. <text:s/>Discussed layout for the front end of the game. <text:s/>Decided on game versions; we will move on to the next version when the current version is done.</text:span></text:p>
      <text:p text:style-name="P1"/>
      <text:p text:style-name="P1">Date – Saturday, April 19</text:p>
      <text:p text:style-name="P16">Time – <text:span text:style-name="T1">4:00-5:45pm</text:span></text:p>
      <text:p text:style-name="P9">Location – <text:span text:style-name="T8">Online (Google Hangouts)</text:span></text:p>
      <text:p text:style-name="P1">Participants – Andrew, Kyle</text:p>
      <text:p text:style-name="P1">Actions – Discussed current progress. <text:s/>Discussed and researched how to get and display a subimage of an image (for each card). <text:s/><text:span text:style-name="T2">Researched how to convert an svg file to a jpg. <text:s/>Discuseed the how to set up the front end of the Blackjack game.</text:span></text:p>
      <text:p text:style-name="P1"/>
      <text:p text:style-name="P4">Date – <text:span text:style-name="T9">Monday</text:span>, April <text:span text:style-name="T9">21</text:span></text:p>
      <text:p text:style-name="P12">Time – <text:span text:style-name="T9">5:00-7pm</text:span></text:p>
      <text:p text:style-name="P12">Location – <text:span text:style-name="T9">Keller 234</text:span></text:p>
      <text:p text:style-name="P4">Participants – Andrew, Kyle</text:p>
      <text:p text:style-name="P4">Actions – <text:span text:style-name="T9">Worked on front end, specifically the player panels. <text:s/>We corrected the image to be used for the cards and determined the coordinates for each card. <text:s/>Worked on UML documents.</text:span></text:p>
      <text:p text:style-name="P4"/>
      <text:p text:style-name="P5">Date – <text:span text:style-name="T10">Wednesday</text:span>, April <text:span text:style-name="T10">23</text:span></text:p>
      <text:p text:style-name="P13">Time – <text:span text:style-name="T10">8:30-9:00pm</text:span></text:p>
      <text:p text:style-name="P13">Location – <text:span text:style-name="T10">Online</text:span></text:p>
      <text:p text:style-name="P5">Participants – Andrew, Kyle</text:p>
      <text:p text:style-name="P5">Actions – <text:span text:style-name="T10">Looked at the code and delegated tasks. <text:s/>Also talked about how to approach displaying each card in a player's hand.</text:span></text:p>
      <text:p text:style-name="P5"/>
      <text:p text:style-name="P5">Date – <text:span text:style-name="T10">Thursday</text:span>, April <text:span text:style-name="T9">24</text:span></text:p>
      <text:p text:style-name="P13">Time – <text:span text:style-name="T10">10:00am-12:15pm</text:span></text:p>
      <text:p text:style-name="P13">Location – <text:span text:style-name="T9">Keller 234, class</text:span></text:p>
      <text:p text:style-name="P5">Participants – Andrew, Kyle</text:p>
      <text:p text:style-name="P6">Actions – <text:span text:style-name="T10">Worked out the specifc plan to display each card in a player's hand. <text:s/>Also determined how to show a home screen and an end of game screen. <text:s/>Began working on specifying each card coordinates, width, and height.</text:span></text:p>
      <text:p text:style-name="P17">Date – <text:span text:style-name="T11">Friday</text:span>, April <text:span text:style-name="T9">25</text:span></text:p>
      <text:p text:style-name="P14">Time – <text:span text:style-name="T12">9:00am-9:50am</text:span></text:p>
      <text:p text:style-name="P14">Location – <text:span text:style-name="T9">Keller 234</text:span></text:p>
      <text:p text:style-name="P6">Participants – Kyle</text:p>
      <text:p text:style-name="P6">Actions – <text:span text:style-name="T13">Completed the coordinates for each card. <text:s/>Began working on displaying all the cards as they come from the hand.</text:span></text:p>
      <text:p text:style-name="P6"/>
      <text:p text:style-name="P6">Date – <text:span text:style-name="T11">Friday</text:span>, April <text:span text:style-name="T9">25</text:span></text:p>
      <text:p text:style-name="P14">Time – <text:span text:style-name="T10">10:00am-12:15pm</text:span></text:p>
      <text:p text:style-name="P14">Location – <text:span text:style-name="T14">Commons 232</text:span></text:p>
      <text:p text:style-name="P6">Participants – Andrew, Kyle</text:p>
      <text:p text:style-name="P6">Actions – <text:span text:style-name="T14">We completed displaying the cards in each players hand. <text:s/>Still needs slight correction.</text:span></text:p>
      <text:p text:style-name="P6"/>
      <text:p text:style-name="P7">Date – <text:span text:style-name="T14">Saturday</text:span>, April <text:span text:style-name="T9">26</text:span></text:p>
      <text:p text:style-name="P15">Time – <text:span text:style-name="T10">10:00am-12:15pm</text:span></text:p>
      <text:p text:style-name="P15">Location – <text:span text:style-name="T14">Commons 232</text:span></text:p>
      <text:p text:style-name="P7">Participants – Andrew, Kyle</text:p>
      <text:p text:style-name="P7">Actions – <text:span text:style-name="T14">We worked on better separting the game logic and front end. <text:s/>We worked on creating an AI function. <text:s/>We also are working on changing the game rules.</text:span></text:p>
      <text:p text:style-name="P7"/>
      <text:p text:style-name="P19">Date – <text:span text:style-name="T14">Saturday</text:span>, April <text:span text:style-name="T9">26</text:span></text:p>
      <text:p text:style-name="P20">Time – <text:span text:style-name="T10">12:15-4:30pm</text:span></text:p>
      <text:p text:style-name="P20">Location – <text:span text:style-name="T14">Commons</text:span></text:p>
      <text:p text:style-name="P19">Participants – Kyle</text:p>
      <text:p text:style-name="P19">Actions – <text:span text:style-name="T14">Worked on changing the game rules to a round robin style of p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32S</meta:editing-duration>
    <meta:editing-cycles>28</meta:editing-cycles>
    <meta:generator>LibreOffice/4.2.3.3$Linux_X86_64 LibreOffice_project/420m0$Build-3</meta:generator>
    <dc:date>2014-04-27T20:42:29.826316452</dc:date>
    <dc:creator>Kyle </dc:creator>
    <meta:document-statistic meta:table-count="0" meta:image-count="0" meta:object-count="0" meta:page-count="2" meta:paragraph-count="51" meta:word-count="383" meta:character-count="2475" meta:non-whitespace-character-count="2077"/>
    <meta:user-defined meta:name="Info 1"/>
    <meta:user-defined meta:name="Info 2"/>
    <meta:user-defined meta:name="Info 3"/>
    <meta:user-defined meta:name="Info 4"/>
  </office:meta>
</office:document-meta>
</file>